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1BB96E17862F162F132.png" manifest:media-type="image/png"/>
  <manifest:file-entry manifest:full-path="Pictures/1000020100000221000001B7F1A4A54DC5792472.png" manifest:media-type="image/png"/>
  <manifest:file-entry manifest:full-path="Pictures/1000020100000220000001A08CBCDB7F4E391E0E.png" manifest:media-type="image/png"/>
  <manifest:file-entry manifest:full-path="Pictures/10000201000002200000019C10E10E5F7563AB18.png" manifest:media-type="image/png"/>
  <manifest:file-entry manifest:full-path="Pictures/100002010000022000000199A4873664D8745E00.png" manifest:media-type="image/png"/>
  <manifest:file-entry manifest:full-path="Pictures/10000201000002240000019FCB4CF6623333C58B.png" manifest:media-type="image/png"/>
  <manifest:file-entry manifest:full-path="Pictures/1000020100000225000001CC244CD258A6D6BE4C.png" manifest:media-type="image/png"/>
  <manifest:file-entry manifest:full-path="Pictures/100002010000021E000001437B67BB0455C64EA0.png" manifest:media-type="image/png"/>
  <manifest:file-entry manifest:full-path="Pictures/100002010000017E0000033D32F1DA037A93C824.png" manifest:media-type="image/png"/>
  <manifest:file-entry manifest:full-path="Pictures/100002010000021F000001473ADACE4987E08C12.png" manifest:media-type="image/png"/>
  <manifest:file-entry manifest:full-path="Pictures/10000201000002280000012C3BAD0A84AEECF9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393cm" svg:height="10.901cm" draw:z-index="0"><draw:image xlink:href="Pictures/10000201000002200000019C10E10E5F7563AB18.png" xlink:type="simple" xlink:show="embed" xlink:actuate="onLoad" loext:mime-type="image/x-vclgraphic"/></draw:frame></text:p>
      <text:p text:style-name="Standard"><draw:frame draw:style-name="fr1" draw:name="Image2" text:anchor-type="paragraph" svg:width="14.393cm" svg:height="10.821cm" draw:z-index="1"><draw:image xlink:href="Pictures/100002010000022000000199A4873664D8745E0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4.526cm" svg:height="12.171cm" draw:z-index="2"><draw:image xlink:href="Pictures/1000020100000225000001CC244CD258A6D6BE4C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4" text:anchor-type="paragraph" svg:width="14.34cm" svg:height="8.546cm" draw:z-index="3"><draw:image xlink:href="Pictures/100002010000021E000001437B67BB0455C64EA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4.499cm" svg:height="10.98cm" draw:z-index="4"><draw:image xlink:href="Pictures/10000201000002240000019FCB4CF6623333C58B.png" xlink:type="simple" xlink:show="embed" xlink:actuate="onLoad" loext:mime-type="image/x-vclgraphic"/></draw:frame><text:soft-page-break/></text:p>
      <text:p text:style-name="Standard"><draw:frame draw:style-name="fr1" draw:name="Image6" text:anchor-type="paragraph" svg:width="14.605cm" svg:height="7.938cm" draw:z-index="5"><draw:image xlink:href="Pictures/10000201000002280000012C3BAD0A84AEECF9F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12.622cm" svg:height="9.652cm" draw:z-index="6"><draw:image xlink:href="Pictures/1000020100000220000001A08CBCDB7F4E391E0E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width="14.42cm" svg:height="11.615cm" draw:z-index="7"><draw:image xlink:href="Pictures/1000020100000221000001B7F1A4A54DC579247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14.605cm" svg:height="11.721cm" draw:z-index="8"><draw:image xlink:href="Pictures/1000020100000228000001BB96E17862F162F132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10" text:anchor-type="paragraph" svg:width="14.367cm" svg:height="8.652cm" draw:z-index="9"><draw:image xlink:href="Pictures/100002010000021F000001473ADACE4987E08C1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width="12.331cm" svg:height="26.762cm" draw:z-index="10"><draw:image xlink:href="Pictures/100002010000017E0000033D32F1DA037A93C824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3:15:25.690139385</meta:creation-date>
    <dc:date>2020-06-13T03:20:25.187617435</dc:date>
    <meta:editing-duration>PT4M59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6" meta:paragraph-count="0" meta:word-count="0" meta:character-count="0" meta:non-whitespace-character-count="0"/>
  </office:meta>
</office:document-meta>
</file>